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>
      <style:text-properties fo:font-size="10pt" officeooo:rsid="001a73cc" officeooo:paragraph-rsid="001a73cc" style:font-size-asian="10pt" style:font-size-complex="10pt"/>
    </style:style>
    <style:style style:name="P4" style:family="paragraph" style:parent-style-name="Text_20_body" style:list-style-name="L1">
      <style:text-properties fo:font-size="10pt" officeooo:rsid="001a73cc" officeooo:paragraph-rsid="001a73cc" style:font-size-asian="10pt" style:font-size-complex="10pt"/>
    </style:style>
    <style:style style:name="P5" style:family="paragraph" style:parent-style-name="Text_20_body">
      <style:text-properties fo:font-size="10pt" officeooo:rsid="0018765f" officeooo:paragraph-rsid="0018765f" style:font-size-asian="10pt" style:font-size-complex="10pt"/>
    </style:style>
    <style:style style:name="P6" style:family="paragraph" style:parent-style-name="Text_20_body">
      <style:text-properties fo:font-size="10pt" officeooo:paragraph-rsid="0018765f" style:font-size-asian="10pt" style:font-size-complex="10pt"/>
    </style:style>
    <style:style style:name="T1" style:family="text">
      <style:text-properties officeooo:rsid="0018765f"/>
    </style:style>
    <style:style style:name="T2" style:family="text">
      <style:text-properties officeooo:rsid="001a73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aser Cutter Incident</text:span> <text:span text:style-name="T1">Log</text:span></text:p>
      <text:p text:style-name="P3">Incidents that require logging include:</text:p>
      <text:list xml:id="list1411877557466376777" text:style-name="L1">
        <text:list-item>
          <text:p text:style-name="P4">Fires (flames sustained for more than a few seconds after laser has passed)</text:p>
        </text:list-item>
        <text:list-item>
          <text:p text:style-name="P4">Mechanical or software problems that impede use of the cutter or ventilation system</text:p>
        </text:list-item>
        <text:list-item>
          <text:p text:style-name="P4">Accidents causing injury or damage to equipment</text:p>
        </text:list-item>
        <text:list-item>
          <text:p text:style-name="P4">Any other incidents you feed need to be examined to improve safety procedures</text:p>
        </text:list-item>
      </text:list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Name <text:span text:style-name="T2">and contact info</text:span>:</text:p>
            <text:p text:style-name="P2"/>
          </table:table-cell>
        </table:table-row>
        <table:table-row>
          <table:table-cell table:style-name="Table1.A2" office:value-type="string">
            <text:p text:style-name="P5">Time and date of incident:</text:p>
            <text:p text:style-name="P5"/>
          </table:table-cell>
        </table:table-row>
        <table:table-row>
          <table:table-cell table:style-name="Table1.A2" office:value-type="string">
            <text:p text:style-name="P5">Type of incident: (fire, mechanical breakdown, software problem, etc.)</text:p>
            <text:p text:style-name="P5"/>
          </table:table-cell>
        </table:table-row>
        <table:table-row>
          <table:table-cell table:style-name="Table1.A2" office:value-type="string">
            <text:p text:style-name="P5">Circumstances of incident: (cutter settings, material, conditions)</text:p>
            <text:p text:style-name="P5"/>
            <text:p text:style-name="P5"/>
          </table:table-cell>
        </table:table-row>
        <table:table-row>
          <table:table-cell table:style-name="Table1.A2" office:value-type="string">
            <text:p text:style-name="P5">Detailed description of incident: <text:span text:style-name="T2">(include any recommendations for future users)</text:span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3:15:51.044000000</meta:creation-date>
    <dc:date>2016-12-08T14:13:01.450000000</dc:date>
    <meta:editing-duration>PT14M43S</meta:editing-duration>
    <meta:editing-cycles>3</meta:editing-cycles>
    <meta:generator>LibreOffice/5.2.3.3$Windows_x86 LibreOffice_project/d54a8868f08a7b39642414cf2c8ef2f228f780cf</meta:generator>
    <meta:document-statistic meta:table-count="1" meta:image-count="0" meta:object-count="0" meta:page-count="1" meta:paragraph-count="11" meta:word-count="94" meta:character-count="614" meta:non-whitespace-character-count="535"/>
  </office:meta>
</office:document-meta>
</file>